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1d5fe4" officeooo:paragraph-rsid="001fa144"/>
    </style:style>
    <style:style style:name="P2" style:family="paragraph" style:parent-style-name="Standard">
      <style:text-properties style:text-underline-style="none" officeooo:rsid="001fa144" officeooo:paragraph-rsid="001fa144"/>
    </style:style>
    <style:style style:name="P3" style:family="paragraph" style:parent-style-name="Standard">
      <style:text-properties style:text-underline-style="none" officeooo:rsid="002480bc" officeooo:paragraph-rsid="002480b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0pt" style:font-size-asian="8.75pt" style:font-size-complex="10pt"/>
    </style:style>
    <style:style style:name="T3" style:family="text">
      <style:text-properties fo:font-size="10pt" style:text-underline-style="solid" style:text-underline-type="double" style:text-underline-width="auto" style:text-underline-color="font-color" style:font-size-asian="8.75pt" style:font-size-complex="10pt"/>
    </style:style>
    <style:style style:name="T4" style:family="text">
      <style:text-properties fo:font-size="10pt" style:text-underline-style="solid" style:text-underline-type="double" style:text-underline-width="auto" style:text-underline-color="font-color" officeooo:rsid="00212cfb" style:font-size-asian="8.75pt" style:font-size-complex="10pt"/>
    </style:style>
    <style:style style:name="T5" style:family="text">
      <style:text-properties fo:font-size="10pt" style:text-underline-style="solid" style:text-underline-type="double" style:text-underline-width="auto" style:text-underline-color="font-color" officeooo:rsid="00256d08" style:font-size-asian="8.75pt" style:font-size-complex="10pt"/>
    </style:style>
    <style:style style:name="T6" style:family="text">
      <style:text-properties officeooo:rsid="00212c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MARCA(<text:span text:style-name="T1">nombre</text:span>)</text:p>
      <text:p text:style-name="P3"><text:s text:c="52"/><text:span text:style-name="T4">MARCA</text:span></text:p>
      <text:p text:style-name="P3">MODELO(<text:span text:style-name="T1">nombre_modelo, nombre_marca</text:span>)</text:p>
      <text:p text:style-name="P2"><text:s text:c="96"/><text:span text:style-name="T4"><text:s text:c="24"/></text:span><text:span text:style-name="T5">MODELO <text:s text:c="19"/></text:span></text:p>
      <text:p text:style-name="P2">PRODUCTO(<text:span text:style-name="T1">codigo</text:span>, nombre, descripcion, precio_unidad, <text:span text:style-name="T6">nombre_marca, nombre_modelo</text:span>)</text:p>
      <text:p text:style-name="P2"><text:s text:c="30"/><text:span text:style-name="T3">PRODUCTO</text:span></text:p>
      <text:p text:style-name="P2">LISTA_PRECIOS(<text:span text:style-name="T1">codigo_p, año_elab</text:span>, precio)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7T00:15:19.821177640</meta:creation-date>
    <dc:date>2015-05-17T02:13:58.046395470</dc:date>
    <meta:editing-duration>PT1H13M10S</meta:editing-duration>
    <meta:editing-cycles>9</meta:editing-cycles>
    <meta:generator>LibreOffice/4.4.2.2$Linux_X86_64 LibreOffice_project/40m0$Build-2</meta:generator>
    <meta:document-statistic meta:table-count="0" meta:image-count="0" meta:object-count="0" meta:page-count="1" meta:paragraph-count="7" meta:word-count="15" meta:character-count="411" meta:non-whitespace-character-count="181"/>
  </office:meta>
</office:document-meta>
</file>